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10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1109" calcext:value-type="float">
            <text:p><text:s text:c="3"/>71,109</text:p>
          </table:table-cell>
          <table:table-cell table:style-name="ce35" office:value-type="float" office:value="3197" calcext:value-type="float">
            <text:p><text:s text:c="3"/>3,197</text:p>
          </table:table-cell>
          <table:table-cell table:style-name="ce35" office:value-type="float" office:value="6623" calcext:value-type="float">
            <text:p><text:s text:c="3"/>6,623</text:p>
          </table:table-cell>
          <table:table-cell table:style-name="ce35" office:value-type="float" office:value="5073" calcext:value-type="float">
            <text:p><text:s text:c="3"/>5,073</text:p>
          </table:table-cell>
          <table:table-cell table:style-name="ce35" office:value-type="float" office:value="2189" calcext:value-type="float">
            <text:p><text:s text:c="3"/>2,189</text:p>
          </table:table-cell>
          <table:table-cell table:style-name="ce35" office:value-type="float" office:value="2638" calcext:value-type="float">
            <text:p><text:s text:c="3"/>2,638</text:p>
          </table:table-cell>
          <table:table-cell table:style-name="ce35" office:value-type="float" office:value="1618" calcext:value-type="float">
            <text:p><text:s text:c="3"/>1,618</text:p>
          </table:table-cell>
          <table:table-cell table:style-name="ce35" office:value-type="float" office:value="2428" calcext:value-type="float">
            <text:p><text:s text:c="3"/>2,428</text:p>
          </table:table-cell>
          <table:table-cell table:style-name="ce35" office:value-type="float" office:value="7673" calcext:value-type="float">
            <text:p><text:s text:c="3"/>7,673</text:p>
          </table:table-cell>
          <table:table-cell table:style-name="ce35" office:value-type="float" office:value="373" calcext:value-type="float">
            <text:p><text:s text:c="3"/>373</text:p>
          </table:table-cell>
          <table:table-cell table:style-name="ce36" office:value-type="float" office:value="3" calcext:value-type="float">
            <text:p>3</text:p>
          </table:table-cell>
          <table:table-cell table:style-name="ce35" office:value-type="float" office:value="3296" calcext:value-type="float">
            <text:p><text:s text:c="3"/>3,296</text:p>
          </table:table-cell>
          <table:table-cell table:style-name="ce35" office:value-type="float" office:value="34412" calcext:value-type="float">
            <text:p><text:s text:c="3"/>34,412</text:p>
          </table:table-cell>
          <table:table-cell table:style-name="ce35" office:value-type="float" office:value="1583" calcext:value-type="float">
            <text:p><text:s text:c="3"/>1,58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9427" calcext:value-type="float">
            <text:p><text:s text:c="3"/>69,427</text:p>
          </table:table-cell>
          <table:table-cell table:style-name="ce35" office:value-type="float" office:value="3063" calcext:value-type="float">
            <text:p><text:s text:c="3"/>3,063</text:p>
          </table:table-cell>
          <table:table-cell table:style-name="ce35" office:value-type="float" office:value="6194" calcext:value-type="float">
            <text:p><text:s text:c="3"/>6,194</text:p>
          </table:table-cell>
          <table:table-cell table:style-name="ce35" office:value-type="float" office:value="4742" calcext:value-type="float">
            <text:p><text:s text:c="3"/>4,742</text:p>
          </table:table-cell>
          <table:table-cell table:style-name="ce35" office:value-type="float" office:value="4128" calcext:value-type="float">
            <text:p><text:s text:c="3"/>4,128</text:p>
          </table:table-cell>
          <table:table-cell table:style-name="ce35" office:value-type="float" office:value="3363" calcext:value-type="float">
            <text:p><text:s text:c="3"/>3,363</text:p>
          </table:table-cell>
          <table:table-cell table:style-name="ce35" office:value-type="float" office:value="1437" calcext:value-type="float">
            <text:p><text:s text:c="3"/>1,437</text:p>
          </table:table-cell>
          <table:table-cell table:style-name="ce35" office:value-type="float" office:value="2204" calcext:value-type="float">
            <text:p><text:s text:c="3"/>2,204</text:p>
          </table:table-cell>
          <table:table-cell table:style-name="ce35" office:value-type="float" office:value="5896" calcext:value-type="float">
            <text:p><text:s text:c="3"/>5,896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296" calcext:value-type="float">
            <text:p><text:s text:c="3"/>3,296</text:p>
          </table:table-cell>
          <table:table-cell table:style-name="ce35" office:value-type="float" office:value="34412" calcext:value-type="float">
            <text:p><text:s text:c="3"/>34,412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9" office:value-type="float" office:value="1682" calcext:value-type="float">
            <text:p><text:s text:c="3"/>1,682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1180" calcext:value-type="float">
            <text:p><text:s text:c="3"/>31,180</text:p>
          </table:table-cell>
          <table:table-cell table:style-name="ce35" office:value-type="float" office:value="1492" calcext:value-type="float">
            <text:p><text:s text:c="3"/>1,492</text:p>
          </table:table-cell>
          <table:table-cell table:style-name="ce35" office:value-type="float" office:value="3030" calcext:value-type="float">
            <text:p><text:s text:c="3"/>3,030</text:p>
          </table:table-cell>
          <table:table-cell table:style-name="ce35" office:value-type="float" office:value="2378" calcext:value-type="float">
            <text:p><text:s text:c="3"/>2,378</text:p>
          </table:table-cell>
          <table:table-cell table:style-name="ce35" office:value-type="float" office:value="1007" calcext:value-type="float">
            <text:p><text:s text:c="3"/>1,007</text:p>
          </table:table-cell>
          <table:table-cell table:style-name="ce35" office:value-type="float" office:value="1179" calcext:value-type="float">
            <text:p><text:s text:c="3"/>1,179</text:p>
          </table:table-cell>
          <table:table-cell table:style-name="ce35" office:value-type="float" office:value="703" calcext:value-type="float">
            <text:p><text:s text:c="3"/>703</text:p>
          </table:table-cell>
          <table:table-cell table:style-name="ce35" office:value-type="float" office:value="1087" calcext:value-type="float">
            <text:p><text:s text:c="3"/>1,087</text:p>
          </table:table-cell>
          <table:table-cell table:style-name="ce35" office:value-type="float" office:value="3349" calcext:value-type="float">
            <text:p><text:s text:c="3"/>3,349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14963" calcext:value-type="float">
            <text:p><text:s text:c="3"/>14,963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0652" calcext:value-type="float">
            <text:p><text:s text:c="3"/>30,652</text:p>
          </table:table-cell>
          <table:table-cell table:style-name="ce35" office:value-type="float" office:value="1337" calcext:value-type="float">
            <text:p><text:s text:c="3"/>1,337</text:p>
          </table:table-cell>
          <table:table-cell table:style-name="ce35" office:value-type="float" office:value="2777" calcext:value-type="float">
            <text:p><text:s text:c="3"/>2,777</text:p>
          </table:table-cell>
          <table:table-cell table:style-name="ce35" office:value-type="float" office:value="2122" calcext:value-type="float">
            <text:p><text:s text:c="3"/>2,122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1403" calcext:value-type="float">
            <text:p><text:s text:c="3"/>1,403</text:p>
          </table:table-cell>
          <table:table-cell table:style-name="ce35" office:value-type="float" office:value="631" calcext:value-type="float">
            <text:p><text:s text:c="3"/>631</text:p>
          </table:table-cell>
          <table:table-cell table:style-name="ce35" office:value-type="float" office:value="982" calcext:value-type="float">
            <text:p><text:s text:c="3"/>982</text:p>
          </table:table-cell>
          <table:table-cell table:style-name="ce35" office:value-type="float" office:value="2789" calcext:value-type="float">
            <text:p><text:s text:c="3"/>2,789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14963" calcext:value-type="float">
            <text:p><text:s text:c="3"/>14,96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58" office:value-type="float" office:value="528" calcext:value-type="float">
            <text:p><text:s text:c="3"/>52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39929" calcext:value-type="float">
            <text:p><text:s text:c="3"/>39,929</text:p>
          </table:table-cell>
          <table:table-cell table:style-name="ce35" office:value-type="float" office:value="1705" calcext:value-type="float">
            <text:p><text:s text:c="3"/>1,705</text:p>
          </table:table-cell>
          <table:table-cell table:style-name="ce35" office:value-type="float" office:value="3593" calcext:value-type="float">
            <text:p><text:s text:c="3"/>3,593</text:p>
          </table:table-cell>
          <table:table-cell table:style-name="ce35" office:value-type="float" office:value="2695" calcext:value-type="float">
            <text:p><text:s text:c="3"/>2,695</text:p>
          </table:table-cell>
          <table:table-cell table:style-name="ce35" office:value-type="float" office:value="1182" calcext:value-type="float">
            <text:p><text:s text:c="3"/>1,182</text:p>
          </table:table-cell>
          <table:table-cell table:style-name="ce35" office:value-type="float" office:value="1459" calcext:value-type="float">
            <text:p><text:s text:c="3"/>1,459</text:p>
          </table:table-cell>
          <table:table-cell table:style-name="ce35" office:value-type="float" office:value="915" calcext:value-type="float">
            <text:p><text:s text:c="3"/>915</text:p>
          </table:table-cell>
          <table:table-cell table:style-name="ce35" office:value-type="float" office:value="1341" calcext:value-type="float">
            <text:p><text:s text:c="3"/>1,341</text:p>
          </table:table-cell>
          <table:table-cell table:style-name="ce35" office:value-type="float" office:value="4324" calcext:value-type="float">
            <text:p><text:s text:c="3"/>4,324</text:p>
          </table:table-cell>
          <table:table-cell table:style-name="ce35" office:value-type="float" office:value="167" calcext:value-type="float">
            <text:p><text:s text:c="3"/>167</text:p>
          </table:table-cell>
          <table:table-cell table:style-name="ce38" office:value-type="float" office:value="2" calcext:value-type="float">
            <text:p>2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19449" calcext:value-type="float">
            <text:p><text:s text:c="3"/>19,449</text:p>
          </table:table-cell>
          <table:table-cell table:style-name="ce35" office:value-type="float" office:value="1197" calcext:value-type="float">
            <text:p><text:s text:c="3"/>1,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8775" calcext:value-type="float">
            <text:p><text:s text:c="3"/>38,775</text:p>
          </table:table-cell>
          <table:table-cell table:style-name="ce35" office:value-type="float" office:value="1726" calcext:value-type="float">
            <text:p><text:s text:c="3"/>1,726</text:p>
          </table:table-cell>
          <table:table-cell table:style-name="ce35" office:value-type="float" office:value="3417" calcext:value-type="float">
            <text:p><text:s text:c="3"/>3,417</text:p>
          </table:table-cell>
          <table:table-cell table:style-name="ce35" office:value-type="float" office:value="2620" calcext:value-type="float">
            <text:p><text:s text:c="3"/>2,620</text:p>
          </table:table-cell>
          <table:table-cell table:style-name="ce35" office:value-type="float" office:value="2264" calcext:value-type="float">
            <text:p><text:s text:c="3"/>2,264</text:p>
          </table:table-cell>
          <table:table-cell table:style-name="ce35" office:value-type="float" office:value="1960" calcext:value-type="float">
            <text:p><text:s text:c="3"/>1,960</text:p>
          </table:table-cell>
          <table:table-cell table:style-name="ce35" office:value-type="float" office:value="806" calcext:value-type="float">
            <text:p><text:s text:c="3"/>806</text:p>
          </table:table-cell>
          <table:table-cell table:style-name="ce35" office:value-type="float" office:value="1222" calcext:value-type="float">
            <text:p><text:s text:c="3"/>1,222</text:p>
          </table:table-cell>
          <table:table-cell table:style-name="ce35" office:value-type="float" office:value="3107" calcext:value-type="float">
            <text:p><text:s text:c="3"/>3,107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19449" calcext:value-type="float">
            <text:p><text:s text:c="3"/>19,449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9" office:value-type="float" office:value="1154" calcext:value-type="float">
            <text:p><text:s text:c="3"/>1,15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1963" calcext:value-type="float">
            <text:p>11,963</text:p>
          </table:table-cell>
          <table:table-cell table:style-name="ce36" office:value-type="float" office:value="672" calcext:value-type="float">
            <text:p>67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121" calcext:value-type="float">
            <text:p>3,121</text:p>
          </table:table-cell>
          <table:table-cell table:style-name="ce36" office:value-type="float" office:value="686" calcext:value-type="float">
            <text:p>686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556" calcext:value-type="float">
            <text:p>1,556</text:p>
          </table:table-cell>
          <table:table-cell table:style-name="ce36" office:value-type="float" office:value="77" calcext:value-type="float">
            <text:p>7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54" calcext:value-type="float">
            <text:p>4,754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060" calcext:value-type="float">
            <text:p>12,060</text:p>
          </table:table-cell>
          <table:table-cell table:style-name="ce36" office:value-type="float" office:value="682" calcext:value-type="float">
            <text:p>68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25" calcext:value-type="float">
            <text:p>2,825</text:p>
          </table:table-cell>
          <table:table-cell table:style-name="ce36" office:value-type="float" office:value="1429" calcext:value-type="float">
            <text:p>1,429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1421" calcext:value-type="float">
            <text:p>1,421</text:p>
          </table:table-cell>
          <table:table-cell table:style-name="ce36" office:value-type="float" office:value="156" calcext:value-type="float">
            <text:p>15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54" calcext:value-type="float">
            <text:p>4,75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-97" calcext:value-type="float">
            <text:p><text:s/>－97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165" calcext:value-type="float">
            <text:p>5,165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46" calcext:value-type="float">
            <text:p>1,44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98" calcext:value-type="float">
            <text:p>1,99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334" calcext:value-type="float">
            <text:p>5,334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81" calcext:value-type="float">
            <text:p>1,281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98" calcext:value-type="float">
            <text:p>1,99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169" calcext:value-type="float">
            <text:p><text:s/>－16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6798" calcext:value-type="float">
            <text:p>6,798</text:p>
          </table:table-cell>
          <table:table-cell table:style-name="ce38" office:value-type="float" office:value="380" calcext:value-type="float">
            <text:p>3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866" calcext:value-type="float">
            <text:p>866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56" calcext:value-type="float">
            <text:p>2,756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26" calcext:value-type="float">
            <text:p>6,726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779" calcext:value-type="float">
            <text:p>779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736" calcext:value-type="float">
            <text:p>736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756" calcext:value-type="float">
            <text:p>2,7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72" calcext:value-type="float">
            <text:p>7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9874" calcext:value-type="float">
            <text:p>9,874</text:p>
          </table:table-cell>
          <table:table-cell table:style-name="ce36" office:value-type="float" office:value="1142" calcext:value-type="float">
            <text:p>1,142</text:p>
          </table:table-cell>
          <table:table-cell table:style-name="ce36" office:value-type="float" office:value="2825" calcext:value-type="float">
            <text:p>2,82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933" calcext:value-type="float">
            <text:p>933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10" calcext:value-type="float">
            <text:p>3,710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649" calcext:value-type="float">
            <text:p>9,649</text:p>
          </table:table-cell>
          <table:table-cell table:style-name="ce36" office:value-type="float" office:value="854" calcext:value-type="float">
            <text:p>854</text:p>
          </table:table-cell>
          <table:table-cell table:style-name="ce36" office:value-type="float" office:value="3121" calcext:value-type="float">
            <text:p>3,12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786" calcext:value-type="float">
            <text:p>786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710" calcext:value-type="float">
            <text:p>3,7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225" calcext:value-type="float">
            <text:p>22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388" calcext:value-type="float">
            <text:p>4,388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1281" calcext:value-type="float">
            <text:p>1,28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43" calcext:value-type="float">
            <text:p>1,64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87" calcext:value-type="float">
            <text:p>4,387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1446" calcext:value-type="float">
            <text:p>1,4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43" calcext:value-type="float">
            <text:p>1,64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486" calcext:value-type="float">
            <text:p>5,486</text:p>
          </table:table-cell>
          <table:table-cell table:style-name="ce38" office:value-type="float" office:value="618" calcext:value-type="float">
            <text:p>618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527" calcext:value-type="float">
            <text:p>527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67" calcext:value-type="float">
            <text:p>2,067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62" calcext:value-type="float">
            <text:p>5,262</text:p>
          </table:table-cell>
          <table:table-cell table:style-name="ce38" office:value-type="float" office:value="492" calcext:value-type="float">
            <text:p>492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67" calcext:value-type="float">
            <text:p>2,06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224" calcext:value-type="float">
            <text:p>224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7777" calcext:value-type="float">
            <text:p>7,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429" calcext:value-type="float">
            <text:p>1,429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1423" calcext:value-type="float">
            <text:p>1,423</text:p>
          </table:table-cell>
          <table:table-cell table:style-name="ce36" office:value-type="float" office:value="69" calcext:value-type="float">
            <text:p>6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54" calcext:value-type="float">
            <text:p>3,254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713" calcext:value-type="float">
            <text:p>5,713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686" calcext:value-type="float">
            <text:p>686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725" calcext:value-type="float">
            <text:p>725</text:p>
          </table:table-cell>
          <table:table-cell table:style-name="ce36" office:value-type="float" office:value="83" calcext:value-type="float">
            <text:p>8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54" calcext:value-type="float">
            <text:p>3,254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0" office:value-type="float" office:value="2064" calcext:value-type="float">
            <text:p>2,064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483" calcext:value-type="float">
            <text:p>3,48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99" calcext:value-type="float">
            <text:p>2,59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80" calcext:value-type="float">
            <text:p>1,48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884" calcext:value-type="float">
            <text:p>884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294" calcext:value-type="float">
            <text:p>4,29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779" calcext:value-type="float">
            <text:p>779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74" calcext:value-type="float">
            <text:p>1,774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14" calcext:value-type="float">
            <text:p>3,114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393" calcext:value-type="float">
            <text:p>393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74" calcext:value-type="float">
            <text:p>1,77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1" office:value-type="float" office:value="1180" calcext:value-type="float">
            <text:p>1,180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447" calcext:value-type="float">
            <text:p>9,44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055" calcext:value-type="float">
            <text:p>2,05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651" calcext:value-type="float">
            <text:p>5,65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593" calcext:value-type="float">
            <text:p>8,59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1445" calcext:value-type="float">
            <text:p>1,445</text:p>
          </table:table-cell>
          <table:table-cell table:style-name="ce36" office:value-type="float" office:value="73" calcext:value-type="float">
            <text:p>7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651" calcext:value-type="float">
            <text:p>5,65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854" calcext:value-type="float">
            <text:p>854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974" calcext:value-type="float">
            <text:p>3,974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98" calcext:value-type="float">
            <text:p>2,39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724" calcext:value-type="float">
            <text:p>3,72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98" calcext:value-type="float">
            <text:p>2,39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250" calcext:value-type="float">
            <text:p>25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473" calcext:value-type="float">
            <text:p>5,473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03" calcext:value-type="float">
            <text:p>1,20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53" calcext:value-type="float">
            <text:p>3,253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869" calcext:value-type="float">
            <text:p>4,869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93" calcext:value-type="float">
            <text:p>793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53" calcext:value-type="float">
            <text:p>3,2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604" calcext:value-type="float">
            <text:p>60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4987" calcext:value-type="float">
            <text:p>4,98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44" calcext:value-type="float">
            <text:p>3,344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079" calcext:value-type="float">
            <text:p>5,079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44" calcext:value-type="float">
            <text:p>3,34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-92" calcext:value-type="float">
            <text:p><text:s/>－92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120" calcext:value-type="float">
            <text:p>2,12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15" calcext:value-type="float">
            <text:p>1,4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68" calcext:value-type="float">
            <text:p>2,16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15" calcext:value-type="float">
            <text:p>1,41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48" calcext:value-type="float">
            <text:p><text:s/>－4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867" calcext:value-type="float">
            <text:p>2,86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11" calcext:value-type="float">
            <text:p>2,91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44" calcext:value-type="float">
            <text:p><text:s/>－4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8420" calcext:value-type="float">
            <text:p>8,42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36" calcext:value-type="float">
            <text:p>1,036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64" calcext:value-type="float">
            <text:p>5,764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8492" calcext:value-type="float">
            <text:p>8,492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64" calcext:value-type="float">
            <text:p>964</text:p>
          </table:table-cell>
          <table:table-cell table:style-name="ce36" office:value-type="float" office:value="84" calcext:value-type="float">
            <text:p>8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764" calcext:value-type="float">
            <text:p>5,76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-72" calcext:value-type="float">
            <text:p><text:s/>－72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705" calcext:value-type="float">
            <text:p>3,70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58" calcext:value-type="float">
            <text:p>2,55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779" calcext:value-type="float">
            <text:p>3,779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558" calcext:value-type="float">
            <text:p>2,55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74" calcext:value-type="float">
            <text:p><text:s/>－74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4715" calcext:value-type="float">
            <text:p>4,715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9" calcext:value-type="float">
            <text:p>579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06" calcext:value-type="float">
            <text:p>3,206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13" calcext:value-type="float">
            <text:p>4,713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06" calcext:value-type="float">
            <text:p>3,20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2" calcext:value-type="float">
            <text:p>2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17735" calcext:value-type="float">
            <text:p><text:s text:c="3"/>17,735</text:p>
          </table:table-cell>
          <table:table-cell table:style-name="ce39" office:value-type="float" office:value="474" calcext:value-type="float">
            <text:p><text:s text:c="3"/>474</text:p>
          </table:table-cell>
          <table:table-cell table:style-name="ce39" office:value-type="float" office:value="1421" calcext:value-type="float">
            <text:p><text:s text:c="3"/>1,421</text:p>
          </table:table-cell>
          <table:table-cell table:style-name="ce39" office:value-type="float" office:value="786" calcext:value-type="float">
            <text:p><text:s text:c="3"/>786</text:p>
          </table:table-cell>
          <table:table-cell table:style-name="ce39" office:value-type="float" office:value="725" calcext:value-type="float">
            <text:p><text:s text:c="3"/>725</text:p>
          </table:table-cell>
          <table:table-cell table:style-name="ce39" office:value-type="float" office:value="1445" calcext:value-type="float">
            <text:p><text:s text:c="3"/>1,445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1" calcext:value-type="float">
            <text:p><text:s text:c="3"/>7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295" calcext:value-type="float">
            <text:p><text:s text:c="3"/>3,295</text:p>
          </table:table-cell>
          <table:table-cell table:style-name="ce39" office:value-type="float" office:value="7697" calcext:value-type="float">
            <text:p><text:s text:c="3"/>7,697</text:p>
          </table:table-cell>
          <table:table-cell table:style-name="ce39" office:value-type="float" office:value="372" calcext:value-type="float">
            <text:p><text:s text:c="3"/>37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225" calcext:value-type="float">
            <text:p><text:s text:c="3"/>19,225</text:p>
          </table:table-cell>
          <table:table-cell table:style-name="ce39" office:value-type="float" office:value="543" calcext:value-type="float">
            <text:p><text:s text:c="3"/>543</text:p>
          </table:table-cell>
          <table:table-cell table:style-name="ce39" office:value-type="float" office:value="1556" calcext:value-type="float">
            <text:p><text:s text:c="3"/>1,556</text:p>
          </table:table-cell>
          <table:table-cell table:style-name="ce39" office:value-type="float" office:value="933" calcext:value-type="float">
            <text:p><text:s text:c="3"/>933</text:p>
          </table:table-cell>
          <table:table-cell table:style-name="ce39" office:value-type="float" office:value="1423" calcext:value-type="float">
            <text:p><text:s text:c="3"/>1,423</text:p>
          </table:table-cell>
          <table:table-cell table:style-name="ce39" office:value-type="float" office:value="2055" calcext:value-type="float">
            <text:p><text:s text:c="3"/>2,055</text:p>
          </table:table-cell>
          <table:table-cell table:style-name="ce39" office:value-type="float" office:value="498" calcext:value-type="float">
            <text:p><text:s text:c="3"/>498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72" calcext:value-type="float">
            <text:p><text:s text:c="3"/>17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295" calcext:value-type="float">
            <text:p><text:s text:c="3"/>3,295</text:p>
          </table:table-cell>
          <table:table-cell table:style-name="ce39" office:value-type="float" office:value="7697" calcext:value-type="float">
            <text:p><text:s text:c="3"/>7,697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0" office:value-type="float" office:value="-1490" calcext:value-type="float">
            <text:p><text:s/>－1,490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7842" calcext:value-type="float">
            <text:p><text:s text:c="3"/>7,842</text:p>
          </table:table-cell>
          <table:table-cell table:style-name="ce40" office:value-type="float" office:value="230" calcext:value-type="float">
            <text:p><text:s text:c="3"/>230</text:p>
          </table:table-cell>
          <table:table-cell table:style-name="ce40" office:value-type="float" office:value="685" calcext:value-type="float">
            <text:p><text:s text:c="3"/>685</text:p>
          </table:table-cell>
          <table:table-cell table:style-name="ce40" office:value-type="float" office:value="400" calcext:value-type="float">
            <text:p><text:s text:c="3"/>400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40" office:value-type="float" office:value="652" calcext:value-type="float">
            <text:p><text:s text:c="3"/>652</text:p>
          </table:table-cell>
          <table:table-cell table:style-name="ce40" office:value-type="float" office:value="212" calcext:value-type="float">
            <text:p><text:s text:c="3"/>212</text:p>
          </table:table-cell>
          <table:table-cell table:style-name="ce40" office:value-type="float" office:value="435" calcext:value-type="float">
            <text:p><text:s text:c="3"/>43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397" calcext:value-type="float">
            <text:p><text:s text:c="3"/>1,397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style-name="ce40" office:value-type="float" office:value="78" calcext:value-type="float">
            <text:p><text:s text:c="3"/>7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8330" calcext:value-type="float">
            <text:p><text:s text:c="3"/>8,330</text:p>
          </table:table-cell>
          <table:table-cell table:style-name="ce40" office:value-type="float" office:value="228" calcext:value-type="float">
            <text:p><text:s text:c="3"/>228</text:p>
          </table:table-cell>
          <table:table-cell table:style-name="ce40" office:value-type="float" office:value="690" calcext:value-type="float">
            <text:p><text:s text:c="3"/>690</text:p>
          </table:table-cell>
          <table:table-cell table:style-name="ce40" office:value-type="float" office:value="406" calcext:value-type="float">
            <text:p><text:s text:c="3"/>406</text:p>
          </table:table-cell>
          <table:table-cell table:style-name="ce40" office:value-type="float" office:value="623" calcext:value-type="float">
            <text:p><text:s text:c="3"/>623</text:p>
          </table:table-cell>
          <table:table-cell table:style-name="ce40" office:value-type="float" office:value="852" calcext:value-type="float">
            <text:p><text:s text:c="3"/>852</text:p>
          </table:table-cell>
          <table:table-cell table:style-name="ce40" office:value-type="float" office:value="214" calcext:value-type="float">
            <text:p><text:s text:c="3"/>214</text:p>
          </table:table-cell>
          <table:table-cell table:style-name="ce40" office:value-type="float" office:value="457" calcext:value-type="float">
            <text:p><text:s text:c="3"/>457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07" calcext:value-type="float">
            <text:p><text:s text:c="3"/>107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397" calcext:value-type="float">
            <text:p><text:s text:c="3"/>1,397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number-columns-repeated="2" table:style-name="ce40" office:value-type="float" office:value="4" calcext:value-type="float">
            <text:p><text:s text:c="3"/>4</text:p>
          </table:table-cell>
          <table:table-cell table:style-name="ce61" office:value-type="float" office:value="-488" calcext:value-type="float">
            <text:p><text:s/>－48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9893" calcext:value-type="float">
            <text:p><text:s text:c="3"/>9,893</text:p>
          </table:table-cell>
          <table:table-cell table:style-name="ce41" office:value-type="float" office:value="244" calcext:value-type="float">
            <text:p><text:s text:c="3"/>244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386" calcext:value-type="float">
            <text:p><text:s text:c="3"/>386</text:p>
          </table:table-cell>
          <table:table-cell table:style-name="ce41" office:value-type="float" office:value="356" calcext:value-type="float">
            <text:p><text:s text:c="3"/>356</text:p>
          </table:table-cell>
          <table:table-cell table:style-name="ce41" office:value-type="float" office:value="793" calcext:value-type="float">
            <text:p><text:s text:c="3"/>793</text:p>
          </table:table-cell>
          <table:table-cell table:style-name="ce41" office:value-type="float" office:value="272" calcext:value-type="float">
            <text:p><text:s text:c="3"/>272</text:p>
          </table:table-cell>
          <table:table-cell table:style-name="ce41" office:value-type="float" office:value="529" calcext:value-type="float">
            <text:p><text:s text:c="3"/>529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898" calcext:value-type="float">
            <text:p><text:s text:c="3"/>1,898</text:p>
          </table:table-cell>
          <table:table-cell table:style-name="ce41" office:value-type="float" office:value="4349" calcext:value-type="float">
            <text:p><text:s text:c="3"/>4,349</text:p>
          </table:table-cell>
          <table:table-cell table:style-name="ce41" office:value-type="float" office:value="294" calcext:value-type="float">
            <text:p><text:s text:c="3"/>29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0895" calcext:value-type="float">
            <text:p><text:s text:c="3"/>10,895</text:p>
          </table:table-cell>
          <table:table-cell table:style-name="ce41" office:value-type="float" office:value="315" calcext:value-type="float">
            <text:p><text:s text:c="3"/>315</text:p>
          </table:table-cell>
          <table:table-cell table:style-name="ce41" office:value-type="float" office:value="866" calcext:value-type="float">
            <text:p><text:s text:c="3"/>866</text:p>
          </table:table-cell>
          <table:table-cell table:style-name="ce41" office:value-type="float" office:value="527" calcext:value-type="float">
            <text:p><text:s text:c="3"/>527</text:p>
          </table:table-cell>
          <table:table-cell table:style-name="ce41" office:value-type="float" office:value="800" calcext:value-type="float">
            <text:p><text:s text:c="3"/>800</text:p>
          </table:table-cell>
          <table:table-cell table:style-name="ce41" office:value-type="float" office:value="1203" calcext:value-type="float">
            <text:p><text:s text:c="3"/>1,203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579" calcext:value-type="float">
            <text:p><text:s text:c="3"/>579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898" calcext:value-type="float">
            <text:p><text:s text:c="3"/>1,898</text:p>
          </table:table-cell>
          <table:table-cell table:style-name="ce41" office:value-type="float" office:value="4349" calcext:value-type="float">
            <text:p><text:s text:c="3"/>4,34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1" office:value-type="float" office:value="-1002" calcext:value-type="float">
            <text:p><text:s/>－1,00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72" calcext:value-type="float">
            <text:p>1,27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8" calcext:value-type="float">
            <text:p>1,43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770" calcext:value-type="float">
            <text:p>7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66" calcext:value-type="float">
            <text:p><text:s/>－16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44" calcext:value-type="float">
            <text:p>3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2" calcext:value-type="float">
            <text:p><text:s/>－6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7" calcext:value-type="float">
            <text:p>69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26" calcext:value-type="float">
            <text:p>42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426" calcext:value-type="float">
            <text:p>42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4" calcext:value-type="float">
            <text:p><text:s/>－10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89" calcext:value-type="float">
            <text:p>1,68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218" calcext:value-type="float">
            <text:p>21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7" calcext:value-type="float">
            <text:p>47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104" calcext:value-type="float">
            <text:p>10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67" calcext:value-type="float">
            <text:p>96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3" calcext:value-type="float">
            <text:p>85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114" calcext:value-type="float">
            <text:p>11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343" calcext:value-type="float">
            <text:p><text:s/>－34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197" calcext:value-type="float">
            <text:p>1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9" calcext:value-type="float">
            <text:p><text:s/>－10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5" calcext:value-type="float">
            <text:p>84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34" calcext:value-type="float">
            <text:p><text:s/>－234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39" calcext:value-type="float">
            <text:p>2,63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1446" calcext:value-type="float">
            <text:p>1,4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6" calcext:value-type="float">
            <text:p>2,89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446" calcext:value-type="float">
            <text:p>1,4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257" calcext:value-type="float">
            <text:p><text:s/>－257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9" calcext:value-type="float">
            <text:p>1,20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577" calcext:value-type="float">
            <text:p>5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65" calcext:value-type="float">
            <text:p><text:s/>－16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95" calcext:value-type="float">
            <text:p>1,59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869" calcext:value-type="float">
            <text:p>86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87" calcext:value-type="float">
            <text:p>1,68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869" calcext:value-type="float">
            <text:p>86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92" calcext:value-type="float">
            <text:p><text:s/>－9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31" calcext:value-type="float">
            <text:p><text:s/>－13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36" calcext:value-type="float">
            <text:p><text:s/>－3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43" calcext:value-type="float">
            <text:p>54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77" calcext:value-type="float">
            <text:p>17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5" calcext:value-type="float">
            <text:p><text:s/>－9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3" calcext:value-type="float">
            <text:p>1,69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565" calcext:value-type="float">
            <text:p>5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5" calcext:value-type="float">
            <text:p><text:s/>－21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9" calcext:value-type="float">
            <text:p>7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247" calcext:value-type="float">
            <text:p>24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6" calcext:value-type="float">
            <text:p><text:s/>－6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25" calcext:value-type="float">
            <text:p>82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4" calcext:value-type="float">
            <text:p>97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318" calcext:value-type="float">
            <text:p>31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49" calcext:value-type="float">
            <text:p><text:s/>－149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54" calcext:value-type="float">
            <text:p>1,15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08" calcext:value-type="float">
            <text:p><text:s/>－10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4" calcext:value-type="float">
            <text:p>244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2" calcext:value-type="float">
            <text:p>7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177" calcext:value-type="float">
            <text:p>17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6" calcext:value-type="float">
            <text:p><text:s/>－9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797" calcext:value-type="float">
            <text:p>1,79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6" calcext:value-type="float">
            <text:p>1,97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79" calcext:value-type="float">
            <text:p><text:s/>－17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66" calcext:value-type="float">
            <text:p>3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84" calcext:value-type="float">
            <text:p>98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454" calcext:value-type="float">
            <text:p>45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4" calcext:value-type="float">
            <text:p>1,11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454" calcext:value-type="float">
            <text:p>4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30" calcext:value-type="float">
            <text:p><text:s/>－13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212" calcext:value-type="float">
            <text:p>2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40" calcext:value-type="float">
            <text:p><text:s/>－14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37" calcext:value-type="float">
            <text:p>23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93" calcext:value-type="float">
            <text:p>9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91" calcext:value-type="float">
            <text:p><text:s/>－9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277" calcext:value-type="float">
            <text:p>1,27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32" calcext:value-type="float">
            <text:p>7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7" calcext:value-type="float">
            <text:p>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1" calcext:value-type="float">
            <text:p>3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5" calcext:value-type="float">
            <text:p>2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4" calcext:value-type="float">
            <text:p>71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67" calcext:value-type="float">
            <text:p>6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1" calcext:value-type="float">
            <text:p>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61" calcext:value-type="float">
            <text:p>6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0" calcext:value-type="float">
            <text:p>1,33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569" calcext:value-type="float">
            <text:p>56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147" calcext:value-type="float">
            <text:p><text:s/>－14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64" calcext:value-type="float">
            <text:p><text:s/>－6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6" calcext:value-type="float">
            <text:p>75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83" calcext:value-type="float">
            <text:p><text:s/>－8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618" calcext:value-type="float">
            <text:p>6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4" calcext:value-type="float">
            <text:p>63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76" calcext:value-type="float">
            <text:p>2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9" calcext:value-type="float">
            <text:p>1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342" calcext:value-type="float">
            <text:p>34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6" calcext:value-type="float">
            <text:p>81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3" calcext:value-type="float">
            <text:p>243</text:p>
          </table:table-cell>
          <table:table-cell table:style-name="ce44" office:value-type="float" office:value="342" calcext:value-type="float">
            <text:p>34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2" office:value-type="float" office:value="-117" calcext:value-type="float">
            <text:p><text:s/>－11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3" office:value-type="float" office:value="-85" calcext:value-type="float">
            <text:p><text:s/>－8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49" calcext:value-type="float">
            <text:p>44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81" calcext:value-type="float">
            <text:p>48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5" calcext:value-type="float">
            <text:p>215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906" calcext:value-type="float">
            <text:p>9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16" calcext:value-type="float">
            <text:p>6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8" calcext:value-type="float">
            <text:p>23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290" calcext:value-type="float">
            <text:p>290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0" calcext:value-type="float">
            <text:p>-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6" calcext:value-type="float">
            <text:p>3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3" calcext:value-type="float">
            <text:p>1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172" calcext:value-type="float">
            <text:p>17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03" calcext:value-type="float">
            <text:p>4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18" calcext:value-type="float">
            <text:p>11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42" calcext:value-type="float">
            <text:p>1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296" calcext:value-type="float">
            <text:p>29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4" calcext:value-type="float">
            <text:p>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64" calcext:value-type="float">
            <text:p>16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77" calcext:value-type="float">
            <text:p>37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3" calcext:value-type="float">
            <text:p>11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32" calcext:value-type="float">
            <text:p>13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" calcext:value-type="float">
            <text:p><text:s/>－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8" calcext:value-type="float">
            <text:p>8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/>－14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4年11月5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10.xls'#$''.$G$5]"/>
        <table:named-expression table:name="出生" table:base-cell-address="$遷徙.$A$1" table:expression="['file:///D:/123/c62/%E6%96%B0%E8%A1%A8%E8%99%9F02,07~11-%E9%80%A3%E7%B5%90(%E5%85%AC%E5%BC%8F)%E6%AA%94104.10.xls'#$''.$V$14:.$V$34]"/>
        <table:named-expression table:name="月底人口數" table:base-cell-address="$遷徙.$A$1" table:expression="['file:///D:/123/c62/%E6%96%B0%E8%A1%A8%E8%99%9F02,07~11-%E9%80%A3%E7%B5%90(%E5%85%AC%E5%BC%8F)%E6%AA%94104.10.xls'#$''.$AT$14:.$AU$34]"/>
        <table:named-expression table:name="死亡" table:base-cell-address="$遷徙.$A$1" table:expression="['file:///D:/123/c62/%E6%96%B0%E8%A1%A8%E8%99%9F02,07~11-%E9%80%A3%E7%B5%90(%E5%85%AC%E5%BC%8F)%E6%AA%94104.10.xls'#$''.$Y$14:.$Y$34]"/>
        <table:named-expression table:name="結婚" table:base-cell-address="$遷徙.$A$1" table:expression="['file:///D:/123/c62/%E6%96%B0%E8%A1%A8%E8%99%9F02,07~11-%E9%80%A3%E7%B5%90(%E5%85%AC%E5%BC%8F)%E6%AA%94104.10.xls'#$''.$L$14:.$L$34]"/>
        <table:named-expression table:name="鄰數戶數" table:base-cell-address="$遷徙.$A$1" table:expression="['file:///D:/123/c62/%E6%96%B0%E8%A1%A8%E8%99%9F02,07~11-%E9%80%A3%E7%B5%90(%E5%85%AC%E5%BC%8F)%E6%AA%94104.10.xls'#$''.$AQ$14:.$AR$34]"/>
        <table:named-expression table:name="離婚" table:base-cell-address="$遷徙.$A$1" table:expression="['file:///D:/123/c62/%E6%96%B0%E8%A1%A8%E8%99%9F02,07~11-%E9%80%A3%E7%B5%90(%E5%85%AC%E5%BC%8F)%E6%AA%94104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1:55:20</meta:creation-date>
    <dc:creator>溫麗華</dc:creator>
    <dc:date>2015-11-05T11:55:56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